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paragraph-rsid="00280b7b"/>
    </style:style>
    <style:style style:name="P2" style:family="paragraph" style:parent-style-name="Header">
      <style:text-properties fo:font-size="10pt" officeooo:rsid="00280b7b" officeooo:paragraph-rsid="00280b7b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language="es" fo:country="ES"/>
    </style:style>
    <style:style style:name="P4" style:family="paragraph" style:parent-style-name="Standard">
      <style:paragraph-properties fo:text-align="justify" style:justify-single-word="false"/>
      <style:text-properties fo:language="es" fo:country="ES" officeooo:rsid="001dd37a" officeooo:paragraph-rsid="001dd37a" style:font-size-asian="10.5pt"/>
    </style:style>
    <style:style style:name="P5" style:family="paragraph" style:parent-style-name="Standard">
      <style:paragraph-properties fo:text-align="justify" style:justify-single-word="false"/>
      <style:text-properties fo:font-size="14pt" fo:language="es" fo:country="ES" fo:font-weight="bold" officeooo:rsid="001dd37a" officeooo:paragraph-rsid="001dd37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es" fo:country="ES" fo:font-weight="bold" officeooo:rsid="001dd37a" officeooo:paragraph-rsid="002daa2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language="es" fo:country="ES" fo:font-weight="bold" officeooo:rsid="0025ade5" officeooo:paragraph-rsid="0025ade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language="es" fo:country="ES" fo:font-weight="bold" officeooo:rsid="0030a090" officeooo:paragraph-rsid="0030a09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e741a"/>
    </style:style>
    <style:style style:name="P10" style:family="paragraph" style:parent-style-name="Standard">
      <style:paragraph-properties fo:text-align="justify" style:justify-single-word="false"/>
      <style:text-properties fo:color="#999999" loext:opacity="100%" officeooo:paragraph-rsid="0030a93e"/>
    </style:style>
    <style:style style:name="P11" style:family="paragraph" style:parent-style-name="Standard">
      <style:paragraph-properties fo:text-align="justify" style:justify-single-word="false"/>
      <style:text-properties fo:color="#999999" loext:opacity="100%" officeooo:paragraph-rsid="00269beb"/>
    </style:style>
    <style:style style:name="P12" style:family="paragraph" style:parent-style-name="Standard">
      <style:paragraph-properties fo:text-align="justify" style:justify-single-word="false"/>
      <style:text-properties fo:color="#999999" loext:opacity="100%" fo:language="es" fo:country="ES" fo:font-weight="normal" officeooo:rsid="001e741a" officeooo:paragraph-rsid="0030a93e" style:font-size-asian="10.5pt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es" fo:country="ES" fo:font-weight="normal" officeooo:rsid="001e741a" officeooo:paragraph-rsid="001f4cd3" style:font-size-asian="10.5pt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es" fo:country="ES" fo:font-weight="normal" officeooo:rsid="001dd37a" officeooo:paragraph-rsid="001dd37a" style:font-size-asian="10.5pt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es" fo:country="ES" fo:font-weight="normal" officeooo:rsid="001dd37a" officeooo:paragraph-rsid="0021f07d" style:font-size-asian="10.5pt" style:font-weight-asian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fo:language="es" fo:country="ES" fo:font-weight="normal" officeooo:rsid="0025ade5" officeooo:paragraph-rsid="002daa25" style:font-size-asian="10.5pt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es" fo:country="ES" fo:font-weight="bold" officeooo:rsid="001cc658" officeooo:paragraph-rsid="001cc658" style:font-size-asian="10.5pt" style:font-weight-asian="bold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es" fo:country="ES" fo:font-weight="bold" officeooo:rsid="001f8041" officeooo:paragraph-rsid="001f8041" style:font-size-asian="10.5pt" style:font-weight-asian="bold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es" fo:country="ES" fo:font-weight="bold" officeooo:rsid="001dd37a" officeooo:paragraph-rsid="001f8041" style:font-size-asian="10.5pt" style:font-weight-asian="bold" style:font-weight-complex="bold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2f0824"/>
    </style:style>
    <style:style style:name="P21" style:family="paragraph" style:parent-style-name="Standard" style:list-style-name="L4">
      <style:paragraph-properties fo:text-align="justify" style:justify-single-word="false"/>
      <style:text-properties fo:font-size="12pt" fo:language="es" fo:country="ES" fo:font-weight="normal" officeooo:rsid="0030a090" officeooo:paragraph-rsid="0030a090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justify" style:justify-single-word="false"/>
      <style:text-properties fo:font-size="12pt" fo:language="es" fo:country="ES" fo:font-weight="bold" officeooo:rsid="0030a090" officeooo:paragraph-rsid="0030a09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officeooo:paragraph-rsid="00360e1d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officeooo:paragraph-rsid="0037d7c5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officeooo:rsid="0037d7c5" officeooo:paragraph-rsid="0037d7c5"/>
    </style:style>
    <style:style style:name="P26" style:family="paragraph" style:parent-style-name="Standard" style:list-style-name="L6">
      <style:paragraph-properties fo:text-align="justify" style:justify-single-word="false"/>
      <style:text-properties fo:color="#000000" loext:opacity="100%" officeooo:rsid="0037d7c5" officeooo:paragraph-rsid="0037d7c5"/>
    </style:style>
    <style:style style:name="P27" style:family="paragraph" style:parent-style-name="Table_20_Contents" style:list-style-name="L2">
      <style:paragraph-properties fo:text-align="justify" style:justify-single-word="false"/>
      <style:text-properties fo:language="es" fo:country="ES" officeooo:paragraph-rsid="002f0824" style:font-size-asian="10.5pt"/>
    </style:style>
    <style:style style:name="P28" style:family="paragraph" style:parent-style-name="Table_20_Contents" style:list-style-name="L2">
      <style:paragraph-properties fo:text-align="justify" style:justify-single-word="false"/>
      <style:text-properties fo:language="es" fo:country="ES" officeooo:rsid="002f0824" officeooo:paragraph-rsid="002f0824" style:font-size-asian="10.5pt"/>
    </style:style>
    <style:style style:name="P29" style:family="paragraph" style:parent-style-name="Table_20_Contents" style:list-style-name="L2">
      <style:paragraph-properties fo:text-align="justify" style:justify-single-word="false"/>
      <style:text-properties fo:language="es" fo:country="ES" fo:font-weight="normal" officeooo:rsid="0021031d" officeooo:paragraph-rsid="002f0824" style:font-size-asian="10.5pt" style:font-weight-asian="normal" style:font-weight-complex="normal"/>
    </style:style>
    <style:style style:name="P30" style:family="paragraph" style:parent-style-name="Table_20_Contents" style:list-style-name="L2">
      <style:paragraph-properties fo:text-align="justify" style:justify-single-word="false"/>
      <style:text-properties fo:language="es" fo:country="ES" fo:font-weight="bold" officeooo:rsid="002f0824" officeooo:paragraph-rsid="002f0824" style:font-size-asian="10.5pt" style:font-weight-asian="bold" style:font-weight-complex="bold"/>
    </style:style>
    <style:style style:name="P31" style:family="paragraph" style:parent-style-name="Table_20_Contents" style:list-style-name="L2">
      <style:paragraph-properties fo:text-align="justify" style:justify-single-word="false"/>
      <style:text-properties fo:language="es" fo:country="ES" fo:font-weight="bold" officeooo:paragraph-rsid="002f0824" style:font-size-asian="10.5pt" style:font-weight-asian="bold" style:font-weight-complex="bold"/>
    </style:style>
    <style:style style:name="P32" style:family="paragraph" style:parent-style-name="Table_20_Contents" style:list-style-name="L2">
      <style:paragraph-properties fo:text-align="justify" style:justify-single-word="false"/>
      <style:text-properties fo:language="es" fo:country="ES" fo:font-weight="bold" officeooo:rsid="0037d7c5" officeooo:paragraph-rsid="0037d7c5" style:font-size-asian="10.5pt" style:font-weight-asian="bold" style:font-weight-complex="bold"/>
    </style:style>
    <style:style style:name="P33" style:family="paragraph" style:parent-style-name="Table_20_Contents" style:list-style-name="L2">
      <style:paragraph-properties fo:text-align="justify" style:justify-single-word="false"/>
      <style:text-properties officeooo:paragraph-rsid="002f0824"/>
    </style:style>
    <style:style style:name="P34" style:family="paragraph" style:parent-style-name="Table_20_Contents" style:list-style-name="L5">
      <style:paragraph-properties fo:text-align="justify" style:justify-single-word="false"/>
      <style:text-properties fo:font-size="12pt" fo:language="es" fo:country="ES" fo:font-weight="bold" officeooo:rsid="0023c574" officeooo:paragraph-rsid="0030a090" style:font-size-asian="10.5pt" style:font-weight-asian="bold" style:font-size-complex="12pt" style:font-weight-complex="bold"/>
    </style:style>
    <style:style style:name="P35" style:family="paragraph" style:parent-style-name="Table_20_Contents" style:list-style-name="L5">
      <style:paragraph-properties fo:text-align="justify" style:justify-single-word="false"/>
      <style:text-properties fo:font-size="12pt" fo:language="es" fo:country="ES" fo:font-weight="bold" officeooo:rsid="0023c574" officeooo:paragraph-rsid="0037d7c5" style:font-size-asian="10.5pt" style:font-weight-asian="bold" style:font-size-complex="12pt" style:font-weight-complex="bold"/>
    </style:style>
    <style:style style:name="T1" style:family="text">
      <style:text-properties fo:font-size="16pt" fo:font-weight="bold" officeooo:rsid="0030a93e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280b7b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30e5b9" style:font-size-asian="16pt" style:font-weight-asian="bold" style:font-size-complex="16pt" style:font-weight-complex="bold"/>
    </style:style>
    <style:style style:name="T4" style:family="text">
      <style:text-properties officeooo:rsid="00280b7b"/>
    </style:style>
    <style:style style:name="T5" style:family="text">
      <style:text-properties fo:font-size="10pt" officeooo:rsid="002daa25" style:font-size-asian="10pt" style:font-size-complex="10pt"/>
    </style:style>
    <style:style style:name="T6" style:family="text">
      <style:text-properties fo:font-size="10pt" officeooo:rsid="00280b7b" style:font-size-asian="10pt" style:font-size-complex="10pt"/>
    </style:style>
    <style:style style:name="T7" style:family="text">
      <style:text-properties officeooo:rsid="0030e5b9"/>
    </style:style>
    <style:style style:name="T8" style:family="text">
      <style:text-properties fo:font-size="14pt" fo:language="es" fo:country="ES" fo:font-weight="bold" officeooo:rsid="001cc658" style:font-size-asian="14pt" style:font-weight-asian="bold" style:font-size-complex="14pt" style:font-weight-complex="bold"/>
    </style:style>
    <style:style style:name="T9" style:family="text">
      <style:text-properties fo:font-size="14pt" fo:language="es" fo:country="ES" fo:font-weight="bold" officeooo:rsid="001dd37a" style:font-size-asian="14pt" style:font-weight-asian="bold" style:font-size-complex="14pt" style:font-weight-complex="bold"/>
    </style:style>
    <style:style style:name="T10" style:family="text">
      <style:text-properties officeooo:rsid="001f4cd3"/>
    </style:style>
    <style:style style:name="T11" style:family="text">
      <style:text-properties officeooo:rsid="001f8041"/>
    </style:style>
    <style:style style:name="T12" style:family="text">
      <style:text-properties officeooo:rsid="0021f07d"/>
    </style:style>
    <style:style style:name="T13" style:family="text">
      <style:text-properties officeooo:rsid="0022f3f6"/>
    </style:style>
    <style:style style:name="T14" style:family="text">
      <style:text-properties officeooo:rsid="0029ea89"/>
    </style:style>
    <style:style style:name="T15" style:family="text">
      <style:text-properties officeooo:rsid="002daa25"/>
    </style:style>
    <style:style style:name="T16" style:family="text">
      <style:text-properties fo:language="es" fo:country="ES" fo:font-weight="normal" officeooo:rsid="002f0824" style:font-size-asian="10.5pt" style:font-weight-asian="normal" style:font-weight-complex="normal"/>
    </style:style>
    <style:style style:name="T17" style:family="text">
      <style:text-properties fo:language="es" fo:country="ES" fo:font-weight="normal" officeooo:rsid="0030a93e" style:font-size-asian="10.5pt" style:font-weight-asian="normal" style:font-weight-complex="normal"/>
    </style:style>
    <style:style style:name="T18" style:family="text">
      <style:text-properties fo:language="es" fo:country="ES" fo:font-weight="normal" officeooo:rsid="00269f45" style:font-size-asian="10.5pt" style:font-weight-asian="normal" style:font-weight-complex="normal"/>
    </style:style>
    <style:style style:name="T19" style:family="text">
      <style:text-properties fo:language="es" fo:country="ES" fo:font-weight="normal" officeooo:rsid="001dd37a" style:font-size-asian="10.5pt" style:font-weight-asian="normal" style:font-weight-complex="normal"/>
    </style:style>
    <style:style style:name="T20" style:family="text">
      <style:text-properties fo:language="es" fo:country="ES" fo:font-weight="normal" officeooo:rsid="0029ea89" style:font-size-asian="10.5pt" style:font-weight-asian="normal" style:font-weight-complex="normal"/>
    </style:style>
    <style:style style:name="T21" style:family="text">
      <style:text-properties fo:language="es" fo:country="ES" fo:font-weight="normal" officeooo:rsid="0030a090" style:font-size-asian="10.5pt" style:font-weight-asian="normal" style:font-weight-complex="normal"/>
    </style:style>
    <style:style style:name="T22" style:family="text">
      <style:text-properties fo:language="es" fo:country="ES" fo:font-weight="normal" officeooo:rsid="0025ade5" style:font-size-asian="10.5pt" style:font-weight-asian="normal" style:font-weight-complex="normal"/>
    </style:style>
    <style:style style:name="T23" style:family="text">
      <style:text-properties fo:language="es" fo:country="ES" fo:font-weight="normal" officeooo:rsid="00269beb" style:font-size-asian="10.5pt" style:font-weight-asian="normal" style:font-weight-complex="normal"/>
    </style:style>
    <style:style style:name="T24" style:family="text">
      <style:text-properties fo:language="es" fo:country="ES" fo:font-weight="normal" officeooo:rsid="001e741a" style:font-size-asian="10.5pt" style:font-weight-asian="normal" style:font-weight-complex="normal"/>
    </style:style>
    <style:style style:name="T25" style:family="text">
      <style:text-properties fo:language="es" fo:country="ES" fo:font-weight="normal" officeooo:rsid="0037d7c5" style:font-size-asian="10.5pt" style:font-weight-asian="normal" style:font-weight-complex="normal"/>
    </style:style>
    <style:style style:name="T26" style:family="text">
      <style:text-properties fo:language="es" fo:country="ES" style:font-size-asian="10.5pt"/>
    </style:style>
    <style:style style:name="T27" style:family="text">
      <style:text-properties fo:language="es" fo:country="ES" officeooo:rsid="0021031d" style:font-size-asian="10.5pt"/>
    </style:style>
    <style:style style:name="T28" style:family="text">
      <style:text-properties fo:language="es" fo:country="ES" officeooo:rsid="002f0824" style:font-size-asian="10.5pt"/>
    </style:style>
    <style:style style:name="T29" style:family="text">
      <style:text-properties fo:language="es" fo:country="ES" fo:font-weight="bold" officeooo:rsid="001dd37a" style:font-size-asian="10.5pt" style:font-weight-asian="bold" style:font-weight-complex="bold"/>
    </style:style>
    <style:style style:name="T30" style:family="text">
      <style:text-properties fo:language="es" fo:country="ES" fo:font-style="italic" fo:font-weight="normal" officeooo:rsid="0025ade5" style:font-size-asian="10.5pt" style:font-style-asian="italic" style:font-weight-asian="normal" style:font-style-complex="italic" style:font-weight-complex="normal"/>
    </style:style>
    <style:style style:name="T31" style:family="text">
      <style:text-properties fo:language="es" fo:country="ES" fo:font-style="italic" fo:font-weight="normal" officeooo:rsid="0029ea89" style:font-size-asian="10.5pt" style:font-style-asian="italic" style:font-weight-asian="normal" style:font-style-complex="italic" style:font-weight-complex="normal"/>
    </style:style>
    <style:style style:name="T32" style:family="text">
      <style:text-properties fo:language="es" fo:country="ES" fo:font-style="normal" fo:font-weight="normal" officeooo:rsid="0025ade5" style:font-size-asian="10.5pt" style:font-style-asian="normal" style:font-weight-asian="normal" style:font-style-complex="normal" style:font-weight-complex="normal"/>
    </style:style>
    <style:style style:name="T33" style:family="text">
      <style:text-properties fo:language="es" fo:country="ES" fo:font-style="normal" fo:font-weight="normal" officeooo:rsid="0030a93e" style:font-size-asian="10.5pt" style:font-style-asian="normal" style:font-weight-asian="normal" style:font-style-complex="normal" style:font-weight-complex="normal"/>
    </style:style>
    <style:style style:name="T34" style:family="text">
      <style:text-properties officeooo:rsid="002f0824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f0824" style:font-weight-asian="normal" style:font-weight-complex="normal"/>
    </style:style>
    <style:style style:name="T38" style:family="text">
      <style:text-properties fo:font-weight="normal" officeooo:rsid="0025ade5" style:font-weight-asian="normal" style:font-weight-complex="normal"/>
    </style:style>
    <style:style style:name="T39" style:family="text">
      <style:text-properties fo:font-weight="normal" officeooo:rsid="0030a090" style:font-weight-asian="normal" style:font-weight-complex="normal"/>
    </style:style>
    <style:style style:name="T40" style:family="text">
      <style:text-properties fo:font-weight="normal" officeooo:rsid="0030a93e" style:font-weight-asian="normal" style:font-weight-complex="normal"/>
    </style:style>
    <style:style style:name="T41" style:family="text">
      <style:text-properties fo:font-weight="normal" officeooo:rsid="00269f45" style:font-weight-asian="normal" style:font-weight-complex="normal"/>
    </style:style>
    <style:style style:name="T42" style:family="text">
      <style:text-properties fo:font-weight="normal" officeooo:rsid="0029ea89" style:font-weight-asian="normal" style:font-weight-complex="normal"/>
    </style:style>
    <style:style style:name="T43" style:family="text">
      <style:text-properties fo:font-weight="normal" officeooo:rsid="0037d7c5" style:font-weight-asian="normal" style:font-weight-complex="normal"/>
    </style:style>
    <style:style style:name="T44" style:family="text">
      <style:text-properties officeooo:rsid="00328ece"/>
    </style:style>
    <style:style style:name="T45" style:family="text">
      <style:text-properties officeooo:rsid="0037d7c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8">Dispositivos utilizados</text:span><text:span text:style-name="T9">:</text:span><text:span text:style-name="T29"> </text:span></text:p>
      <text:list xml:id="list482717923" text:style-name="L1">
        <text:list-header>
          <text:p text:style-name="P13">Leds : D<text:span text:style-name="T44">9, D8, D3, D5, D7</text:span></text:p>
          <text:p text:style-name="P13"><text:span text:style-name="T10">P</text:span>ulsadores: <text:span text:style-name="T44">S3, </text:span>S4, <text:span text:style-name="T44">S5,</text:span><text:span text:style-name="T13"> S6</text:span></text:p>
          <text:p text:style-name="P17"/>
        </text:list-header>
      </text:list>
      <text:p text:style-name="P5">Sincronización de los disp<text:span text:style-name="T14">o</text:span>sitivos (encuesta/interrupción):</text:p>
      <text:list xml:id="list112949472749000" text:continue-numbering="true" text:style-name="L1">
        <text:list-header>
          <text:p text:style-name="P14"><text:span text:style-name="T11">P</text:span>ulsador S<text:span text:style-name="T44">3</text:span>: se gestiona por encuesta.</text:p>
          <text:p text:style-name="P15"><text:span text:style-name="T11">P</text:span>ulsador<text:span text:style-name="T44">es</text:span> S<text:span text:style-name="T44">4, S5, S6</text:span>: se gestiona<text:span text:style-name="T44">n</text:span> por <text:span text:style-name="T12">interrupción</text:span>.</text:p>
          <text:p text:style-name="P18"/>
        </text:list-header>
      </text:list>
      <text:p text:style-name="P6"><text:span text:style-name="T11">Funciones </text:span><text:span text:style-name="T15">que llama el programa principal </text:span><text:span text:style-name="T34">(nombre y funcionamiento)</text:span></text:p>
      <text:list text:style-name="L2">
        <text:list-item>
          <text:p text:style-name="P20"><text:span text:style-name="T35">inic_leds </text:span><text:span text:style-name="T37">(</text:span><text:span text:style-name="T16">en GPIO.c</text:span><text:span text:style-name="T37">)</text:span><text:span text:style-name="T36"> </text:span></text:p>
          <text:list>
            <text:list-item>
              <text:p text:style-name="P20"><text:span text:style-name="T27">I</text:span><text:span text:style-name="T26">nicializa los pines de todos los leds como salida (TRIS=0). </text:span></text:p>
            </text:list-item>
          </text:list>
        </text:list-item>
        <text:list-item>
          <text:p text:style-name="P27"><text:span text:style-name="T35">inic_pulsadores </text:span><text:span text:style-name="T37">(en GPIO.c)</text:span><text:span text:style-name="T36"> </text:span></text:p>
          <text:list>
            <text:list-item>
              <text:p text:style-name="P33"><text:span text:style-name="T27">Define los pines analógicos AN16-AN31 como digitales. El pin RA7 (pulsador S5/led D10) es el AN23: hay que definirlo como digital </text:span><text:span text:style-name="T28">si se usa alguno de esos dispositivos (no es el caso en este proyecto)</text:span></text:p>
            </text:list-item>
            <text:list-item>
              <text:p text:style-name="P29">Inicializa los pines de los pulsadores S4 y S6 como entrada (TRIS=1). </text:p>
            </text:list-item>
          </text:list>
        </text:list-item>
        <text:list-item>
          <text:p text:style-name="P30">inic_CN <text:span text:style-name="T36">(en CN.c)</text:span></text:p>
          <text:list>
            <text:list-item>
              <text:p text:style-name="P28">Inicializa el módulo CN para que <text:span text:style-name="T45">los pulsadores S4 (pin CN19), S5 (pin CN23) y S6</text:span> (pin CN16) se gestione por interrupción.</text:p>
            </text:list-item>
          </text:list>
        </text:list-item>
        <text:list-item>
          <text:p text:style-name="P31">tratamiento1_pulsadores <text:span text:style-name="T37">(en GPIO.c)</text:span></text:p>
          <text:list>
            <text:list-item>
              <text:p text:style-name="P32"><text:span text:style-name="T37">E</text:span><text:span text:style-name="T36">spera por encuesta (mediante un bucle) a que se pulse S3. Cuando se pulsa, apaga el LED3 (RA0) y enciende el LED4 (RA1).</text:span></text:p>
            </text:list-item>
          </text:list>
        </text:list-item>
      </text:list>
      <text:list text:style-name="L3">
        <text:list-header>
          <text:p text:style-name="P16"/>
        </text:list-header>
      </text:list>
      <text:p text:style-name="P8">Otras funciones importantes (no se les llama desde el main)</text:p>
      <text:list text:style-name="L4">
        <text:list-header>
          <text:p text:style-name="P21">En este caso no hay más funciones</text:p>
          <text:p text:style-name="P21"/>
        </text:list-header>
      </text:list>
      <text:p text:style-name="P7">RUTINAS DE ATENCIÓN</text:p>
      <text:list text:style-name="L5">
        <text:list-item>
          <text:p text:style-name="P22">Rutina módulo CN <text:span text:style-name="T37">(en CN.c): _CNInterrupt()</text:span></text:p>
          <text:list>
            <text:list-item>
              <text:p text:style-name="P34"><text:span text:style-name="T37">Comprueba </text:span><text:span text:style-name="T43">los pulsadores S4, y si está pulsado, el LED3 pasa de encendido a apagado, o de apagado a encendido.</text:span></text:p>
            </text:list-item>
            <text:list-item>
              <text:p text:style-name="P35"><text:span text:style-name="T37">Comprueba </text:span><text:span text:style-name="T43">los pulsadores S5, y si está pulsado, el LED5 pasa de encendido a apagado, o de apagado a encendido.</text:span></text:p>
            </text:list-item>
            <text:list-item>
              <text:p text:style-name="P35"><text:span text:style-name="T37">Comprueba </text:span><text:span text:style-name="T43">los pulsadores S6, y si está pulsado, el LED7 pasa de encendido a apagado, o de apagado a encendido.</text:span></text:p>
            </text:list-item>
          </text:list>
        </text:list-item>
      </text:list>
      <text:p text:style-name="P3"><text:s/></text:p>
      <text:p text:style-name="P8">FUNCIONAMIENTO GENERAL (verificado en las pruebas)</text:p>
      <text:list xml:id="list112950768774557" text:continue-list="list112949472749000" text:style-name="L1">
        <text:list-header>
          <text:p text:style-name="P19"/>
        </text:list-header>
      </text:list>
      <text:p text:style-name="P10"><text:span text:style-name="T17">El programa principal realiza</text:span><text:span text:style-name="T18"> </text:span><text:span text:style-name="T19">las inicializaciones </text:span><text:span text:style-name="T18">corresp</text:span><text:span text:style-name="T20">o</text:span><text:span text:style-name="T18">ndientes mediante las funciones descritas </text:span><text:span text:style-name="T21">anteriormente </text:span><text:span text:style-name="T18">(leds, pulsadores y CN, en ese orden),</text:span><text:span text:style-name="T22"> </text:span><text:span text:style-name="T17">y después en el bucle principal</text:span><text:span text:style-name="T22"> está continuamente llamando a la función </text:span><text:span text:style-name="T30">tratamiento1_pulsadores</text:span><text:span text:style-name="T32"> </text:span><text:span text:style-name="T33">(gestión de S4 por encuesta)</text:span><text:span text:style-name="T22">. </text:span><text:span text:style-name="T23">Dado que S6 <text:s/>se gestiona por interrupción </text:span><text:span text:style-name="T17">tras ejecutarse</text:span><text:span text:style-name="T20"> la función </text:span><text:span text:style-name="T31">inic_CN</text:span><text:span text:style-name="T23">, e</text:span><text:span text:style-name="T24">n cualquier momento en que se pulse </text:span><text:span text:style-name="T20">S6 </text:span><text:span text:style-name="T24">(estando S4 pulsado o no) se conmuta</text:span><text:span text:style-name="T23">rá</text:span><text:span text:style-name="T24"> el led D</text:span><text:span text:style-name="T23">7</text:span><text:span text:style-name="T24">.</text:span></text:p>
      <text:p text:style-name="P12"><text:s/></text:p>
      <text:p text:style-name="P11"><text:span text:style-name="T18">En las pruebas de ejecución, s</text:span><text:span text:style-name="T24">e ha comprobado</text:span><text:span text:style-name="T23"> </text:span><text:span text:style-name="T18">la existencia de los rebotes en el pulsador S6:</text:span><text:span text:style-name="T24"> a veces </text:span><text:span text:style-name="T17">la</text:span><text:span text:style-name="T18"> </text:span><text:span text:style-name="T24">pulsación de S6 se detecta más de una vez, y </text:span><text:span text:style-name="T18">por tanto </text:span><text:span text:style-name="T23">se conmuta </text:span><text:span text:style-name="T18">el led</text:span><text:span text:style-name="T23"> más de una vez, con lo que es posible que </text:span><text:span text:style-name="T18">parezca que no ha cambiado de valor</text:span><text:span text:style-name="T24">.</text:span></text:p>
      <text:p text:style-name="P4"><text:soft-page-break/></text:p>
      <text:p text:style-name="P23"><text:span text:style-name="T40">El programa principal realiza</text:span><text:span text:style-name="T41"> </text:span><text:span text:style-name="T36">las inicializaciones </text:span><text:span text:style-name="T41">corresp</text:span><text:span text:style-name="T42">o</text:span><text:span text:style-name="T41">ndientes mediante las funciones descritas </text:span><text:span text:style-name="T39">anteriormente </text:span><text:span text:style-name="T41">(leds </text:span><text:span text:style-name="T43">y</text:span><text:span text:style-name="T41"> pulsadores, en ese orden),</text:span><text:span text:style-name="T38"> </text:span><text:span text:style-name="T40">y después </text:span><text:span text:style-name="T43">llama a la función tratamiento1_pulsadores() para esperar mediante encuesta a que se pulse S3. Cuando se pulsa, se inicializan los pines del módulo CN asociados a los pulsadores S4, S5 y S6.</text:span></text:p>
      <text:p text:style-name="P25"><text:span text:style-name="T36">A partir de este punto:</text:span></text:p>
      <text:list text:style-name="L6">
        <text:list-item>
          <text:p text:style-name="P26"><text:span text:style-name="T36">Cuando se pulse S4, el LED3 pasará de encendido a apagado o de apagado a encendido.</text:span></text:p>
        </text:list-item>
        <text:list-item>
          <text:p text:style-name="P26"><text:span text:style-name="T36">Cuando se pulse S5, el LED5 pasará de encendido a apagado o de apagado a encendido.</text:span></text:p>
        </text:list-item>
        <text:list-item>
          <text:p text:style-name="P26"><text:span text:style-name="T36">Cuando se pulse S6, el LED7 pasará de encendido a apagado o de apagado a encendido.</text:span></text:p>
        </text:list-item>
      </text:list>
      <text:p text:style-name="P25"><text:span text:style-name="T36">El último bucle del código sirve para que no acabe el programa.</text:span></text:p>
      <text:p text:style-name="P23"><text:span text:style-name="T38"/></text:p>
      <text:p text:style-name="P24"><text:span text:style-name="T18">En las pruebas de ejecución, s</text:span><text:span text:style-name="T24">e ha comprobado</text:span><text:span text:style-name="T23"> </text:span><text:span text:style-name="T18">la existencia de los rebotes en </text:span><text:span text:style-name="T25">los pulsadores</text:span><text:span text:style-name="T18">:</text:span><text:span text:style-name="T24"> a veces </text:span><text:span text:style-name="T17">la</text:span><text:span text:style-name="T18"> </text:span><text:span text:style-name="T24">pulsaciónse detecta más de una vez, y </text:span><text:span text:style-name="T18">por tanto </text:span><text:span text:style-name="T23">se conmuta </text:span><text:span text:style-name="T18">el led</text:span><text:span text:style-name="T23"> más de una vez, con lo que es posible que </text:span><text:span text:style-name="T18">parezca que no ha cambiado de valor</text:span><text:span text:style-name="T2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u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u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80b7b"/>
    </style:style>
    <style:style style:name="MP2" style:family="paragraph" style:parent-style-name="Header">
      <style:text-properties fo:font-size="10pt" officeooo:rsid="00280b7b" officeooo:paragraph-rsid="00280b7b" style:font-size-asian="10pt" style:font-size-complex="10pt"/>
    </style:style>
    <style:style style:name="MT1" style:family="text">
      <style:text-properties fo:font-size="16pt" fo:font-weight="bold" officeooo:rsid="0030a93e" style:font-size-asian="16pt" style:font-weight-asian="bold" style:font-size-complex="16pt" style:font-weight-complex="bold"/>
    </style:style>
    <style:style style:name="MT2" style:family="text">
      <style:text-properties fo:font-size="16pt" fo:font-weight="bold" officeooo:rsid="00280b7b" style:font-size-asian="16pt" style:font-weight-asian="bold" style:font-size-complex="16pt" style:font-weight-complex="bold"/>
    </style:style>
    <style:style style:name="MT3" style:family="text">
      <style:text-properties fo:font-size="16pt" fo:font-weight="bold" officeooo:rsid="0030e5b9" style:font-size-asian="16pt" style:font-weight-asian="bold" style:font-size-complex="16pt" style:font-weight-complex="bold"/>
    </style:style>
    <style:style style:name="MT4" style:family="text">
      <style:text-properties officeooo:rsid="00280b7b"/>
    </style:style>
    <style:style style:name="MT5" style:family="text">
      <style:text-properties fo:font-size="10pt" officeooo:rsid="002daa25" style:font-size-asian="10pt" style:font-size-complex="10pt"/>
    </style:style>
    <style:style style:name="MT6" style:family="text">
      <style:text-properties fo:font-size="10pt" officeooo:rsid="00280b7b" style:font-size-asian="10pt" style:font-size-complex="10pt"/>
    </style:style>
    <style:style style:name="MT7" style:family="text">
      <style:text-properties officeooo:rsid="0030e5b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áctica: </text:span><text:span text:style-name="MT2">P1_B_v</text:span><text:span text:style-name="MT3">2</text:span><text:span text:style-name="MT4"><text:tab/><text:tab/></text:span><text:span text:style-name="MT5">01</text:span><text:span text:style-name="MT6">-02-202</text:span><text:span text:style-name="MT5">3</text:span></text:p>
        <text:p text:style-name="MP2"><text:tab/><text:tab/><text:span text:style-name="MT7">Asier Septién, Alejandro Martín, Garantigui Coulibaly</text:span></text:p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01T17:49:47.027434374</meta:creation-date>
    <dc:date>2023-02-05T11:29:48.658000000</dc:date>
    <meta:editing-duration>P1DT3H21M3S</meta:editing-duration>
    <meta:editing-cycles>16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39" meta:word-count="561" meta:character-count="3246" meta:non-whitespace-character-count="2725"/>
  </office:meta>
</office:document-meta>
</file>